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95f9" officeooo:paragraph-rsid="000695f9"/>
    </style:style>
    <style:style style:name="P2" style:family="paragraph" style:parent-style-name="Standard">
      <style:text-properties fo:color="#ce181e" fo:font-size="28pt" fo:font-weight="bold" officeooo:rsid="000695f9" officeooo:paragraph-rsid="000695f9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ce181e" fo:font-weight="bold" officeooo:rsid="000695f9" officeooo:paragraph-rsid="000695f9" style:font-weight-asian="bold" style:font-weight-complex="bold"/>
    </style:style>
    <style:style style:name="P4" style:family="paragraph" style:parent-style-name="Standard">
      <style:text-properties fo:color="#ce181e" fo:font-weight="normal" officeooo:rsid="000695f9" officeooo:paragraph-rsid="000695f9" style:font-weight-asian="normal" style:font-weight-complex="normal"/>
    </style:style>
    <style:style style:name="P5" style:family="paragraph" style:parent-style-name="Standard">
      <style:text-properties fo:color="#ce181e" fo:font-size="14pt" fo:font-weight="bold" officeooo:rsid="000695f9" officeooo:paragraph-rsid="000695f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fo:font-size="14pt" fo:font-weight="bold" officeooo:rsid="000695f9" officeooo:paragraph-rsid="000695f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0695f9" officeooo:paragraph-rsid="000695f9" style:font-size-asian="14pt" style:font-size-complex="14pt"/>
    </style:style>
    <style:style style:name="T1" style:family="text">
      <style:text-properties fo:color="#ce181e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uskal’s algo</text:p>
      <text:p text:style-name="P1"/>
      <text:p text:style-name="P3">same parent is checked through DSU</text:p>
      <text:p text:style-name="P3">I/P<text:tab/><text:tab/><text:tab/><text:tab/><text:tab/><text:tab/><text:tab/><text:tab/>O/P</text:p>
      <text:p text:style-name="P3">6 9<text:tab/><text:tab/><text:tab/><text:tab/><text:tab/><text:tab/><text:tab/><text:tab/>1 4</text:p>
      <text:p text:style-name="P3">5 4 9<text:tab/><text:tab/><text:tab/><text:tab/><text:tab/><text:tab/><text:tab/><text:tab/>1 2</text:p>
      <text:p text:style-name="P3">1 4 1 <text:tab/><text:tab/><text:tab/><text:tab/><text:tab/><text:tab/><text:tab/><text:tab/>3 2</text:p>
      <text:p text:style-name="P3">5 1 4<text:tab/><text:tab/><text:tab/><text:tab/><text:tab/><text:tab/><text:tab/><text:tab/>5 1</text:p>
      <text:p text:style-name="P3">4 3 5<text:tab/><text:tab/><text:tab/><text:tab/><text:tab/><text:tab/><text:tab/><text:tab/>2 6</text:p>
      <text:p text:style-name="P3">4 2 3<text:tab/><text:tab/><text:tab/><text:tab/><text:tab/><text:tab/><text:tab/><text:tab/>17 </text:p>
      <text:p text:style-name="P3">1 2 2</text:p>
      <text:p text:style-name="P3">3 2 3</text:p>
      <text:p text:style-name="P3">3 6 8 </text:p>
      <text:p text:style-name="P3">2 6 7</text:p>
      <text:p text:style-name="P4"/>
      <text:p text:style-name="P7">#include&lt;bits/stdc++.h&gt;</text:p>
      <text:p text:style-name="P7">using namespace std;</text:p>
      <text:p text:style-name="P7">const int N= 1e5+10;</text:p>
      <text:p text:style-name="P7">int parent[N];</text:p>
      <text:p text:style-name="P7">int sz[N];</text:p>
      <text:p text:style-name="P7"/>
      <text:p text:style-name="P7"/>
      <text:p text:style-name="P7">void make(int v){</text:p>
      <text:p text:style-name="P7"><text:s text:c="8"/>parent[v]=v;</text:p>
      <text:p text:style-name="P7"><text:s text:c="8"/>sz[v]=1;</text:p>
      <text:p text:style-name="P7">}</text:p>
      <text:p text:style-name="P7"/>
      <text:p text:style-name="P7">int findP( int v){</text:p>
      <text:p text:style-name="P7"><text:s text:c="8"/>if( v== parent[v]) return v;</text:p>
      <text:p text:style-name="P7"><text:s text:c="8"/>return parent[v]= findP(parent[v]);</text:p>
      <text:p text:style-name="P7">}</text:p>
      <text:p text:style-name="P7"/>
      <text:p text:style-name="P5">void Union( int a, int b){</text:p>
      <text:p text:style-name="P5"><text:tab/>int r_a = findP(a);</text:p>
      <text:p text:style-name="P5"><text:tab/>int r_b = findP(b);</text:p>
      <text:p text:style-name="P5"><text:s text:c="4"/>if( r_a == r_b ) return;</text:p>
      <text:p text:style-name="P5"><text:s text:c="4"/>if( sz[r_a] &lt; sz[r_b] ){</text:p>
      <text:p text:style-name="P5"><text:s text:c="8"/>swap( r_a , r_b); <text:s text:c="3"/>// iska mtlb a ke necche hi jod rhe hai..</text:p>
      <text:p text:style-name="P5"><text:s text:c="4"/>}</text:p>
      <text:p text:style-name="P5"><text:s text:c="4"/>parent[r_b] = r_a ;</text:p>
      <text:p text:style-name="P5"><text:s text:c="4"/>sz[r_a] += sz[r_b];</text:p>
      <text:p text:style-name="P5">}</text:p>
      <text:p text:style-name="P7"/>
      <text:p text:style-name="P7"/>
      <text:p text:style-name="P7">int main(){</text:p>
      <text:p text:style-name="P7"><text:s text:c="8"/>int n,m;</text:p>
      <text:p text:style-name="P7"><text:soft-page-break/><text:s text:c="8"/>cin &gt;&gt; n &gt;&gt; m;</text:p>
      <text:p text:style-name="P7"/>
      <text:p text:style-name="P7"><text:s text:c="8"/>vector&lt;pair&lt;int, pair&lt;int, int&gt;&gt;&gt; edges;</text:p>
      <text:p text:style-name="P7"/>
      <text:p text:style-name="P7"><text:s text:c="8"/>for( int i=0 ; i&lt;m ; i++){</text:p>
      <text:p text:style-name="P7"><text:s text:c="8"/><text:tab/>int wt,x,y;</text:p>
      <text:p text:style-name="P7"><text:s text:c="8"/><text:tab/>cin &gt;&gt; x &gt;&gt; y &gt;&gt;wt;</text:p>
      <text:p text:style-name="P7"><text:s text:c="8"/><text:tab/>edges.push_back({wt,{x,y}});</text:p>
      <text:p text:style-name="P7"><text:s text:c="8"/>}</text:p>
      <text:p text:style-name="P7"><text:s text:c="8"/>sort(edges.begin(), edges.end());</text:p>
      <text:p text:style-name="P7"/>
      <text:p text:style-name="P7"><text:s text:c="8"/>for( int i=1 ; i&lt;=n ; i++) <text:s/>make(i);</text:p>
      <text:p text:style-name="P7"/>
      <text:p text:style-name="P7"><text:s text:c="8"/>int total_cost = 0;</text:p>
      <text:p text:style-name="P7"><text:s text:c="8"/>for( auto &amp;edge : edges){</text:p>
      <text:p text:style-name="P7"><text:s text:c="8"/><text:tab/>int wt = edge.first;</text:p>
      <text:p text:style-name="P7"><text:s text:c="8"/><text:tab/>int u = edge.second.first;</text:p>
      <text:p text:style-name="P7"><text:s text:c="8"/><text:tab/>int v = edge.second.second;</text:p>
      <text:p text:style-name="P7"><text:s text:c="8"/><text:tab/></text:p>
      <text:p text:style-name="P7"><text:s text:c="7"/><text:span text:style-name="T3"><text:s/><text:tab/>if( findP(u) == findP( v)) <text:s/>continue; <text:s text:c="2"/>// parent same;</text:span></text:p>
      <text:p text:style-name="P6"><text:s text:c="8"/><text:tab/>Union( u , v);</text:p>
      <text:p text:style-name="P7"><text:s text:c="8"/><text:tab/>total_cost += wt;</text:p>
      <text:p text:style-name="P7"><text:s text:c="8"/><text:tab/>cout&lt;&lt;u&lt;&lt;' '&lt;&lt;v&lt;&lt;endl;</text:p>
      <text:p text:style-name="P7"><text:s text:c="8"/>}</text:p>
      <text:p text:style-name="P7"><text:s text:c="8"/>cout&lt;&lt;total_cost&lt;&lt;endl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0:31:34.919024966</meta:creation-date>
    <dc:date>2021-12-30T10:35:51.782151432</dc:date>
    <meta:editing-duration>PT4M24S</meta:editing-duration>
    <meta:editing-cycles>1</meta:editing-cycles>
    <meta:document-statistic meta:table-count="0" meta:image-count="0" meta:object-count="0" meta:page-count="2" meta:paragraph-count="60" meta:word-count="211" meta:character-count="1325" meta:non-whitespace-character-count="865"/>
    <meta:generator>LibreOffice/6.0.7.3$Linux_X86_64 LibreOffice_project/00m0$Build-3</meta:generator>
  </office:meta>
</office:document-meta>
</file>